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17700002491000018FB77BEB5EF.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fo:margin-top="0in" fo:margin-bottom="0.0693in" fo:orphans="2" fo:widows="2"/>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Standard">
      <style:paragraph-properties fo:margin-top="0.0555in" fo:margin-bottom="0in" style:line-height-at-least="0.139in" fo:orphans="2" fo:widows="2" fo:keep-with-next="always"/>
    </style:style>
    <style:style style:name="P8" style:family="paragraph" style:parent-style-name="Standard">
      <style:paragraph-properties fo:margin-top="0in" fo:margin-bottom="0.0972in" fo:line-height="100%" fo:text-align="justify" style:justify-single-word="false" fo:orphans="2" fo:widows="2" fo:padding="0in" fo:border="none"/>
    </style:style>
    <style:style style:name="P9" style:family="paragraph" style:parent-style-name="Heading_20_3">
      <style:paragraph-properties fo:margin-top="0in" fo:margin-bottom="0.0693in" fo:orphans="2" fo:widows="2"/>
    </style:style>
    <style:style style:name="P10" style:family="paragraph" style:parent-style-name="Heading_20_3">
      <style:paragraph-properties fo:margin-top="0.0417in" fo:margin-bottom="0.0693in" fo:orphans="2" fo:widows="2"/>
    </style:style>
    <style:style style:name="P11" style:family="paragraph" style:parent-style-name="sectionheading">
      <style:paragraph-properties fo:margin-top="0.0417in" fo:margin-bottom="0.0555in" fo:orphans="2" fo:widows="2"/>
    </style:style>
    <style:style style:name="P12" style:family="paragraph" style:parent-style-name="sectionheading">
      <style:paragraph-properties fo:margin-top="0.028in" fo:margin-bottom="0.0555in" fo:orphans="2" fo:widows="2"/>
    </style:style>
    <style:style style:name="P13" style:family="paragraph" style:parent-style-name="Heading_20_2">
      <style:paragraph-properties fo:margin-top="0in" fo:margin-bottom="0.0972in" fo:orphans="2" fo:widows="2"/>
    </style:style>
    <style:style style:name="P14" style:family="paragraph" style:parent-style-name="Heading_20_1" style:master-page-name="Standard">
      <style:paragraph-properties fo:margin-top="0in" fo:margin-bottom="0in" fo:orphans="2" fo:widows="2" style:page-number="auto"/>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5"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5" svg:width="2.7913in" svg:height="0.135in" svg:x="-1.75in" svg:y="0in">
        <draw:image xlink:href="Pictures/2000000700000FB5000000C94FDA4EAC.wmf" xlink:type="simple" xlink:show="embed" xlink:actuate="onLoad">
          <text:p/>
        </draw:image>
      </draw:frame>
      <text:h text:style-name="P14" text:outline-level="1">The Persistent Object Model</text:h>
      <text:p text:style-name="P5"><draw:frame draw:style-name="fr2" draw:name="graphics1" text:anchor-type="as-char" svg:width="6.5in" svg:height="0.1346in" draw:z-index="15"><draw:image xlink:href="Pictures/20000007000025F9000000C9F0140E06.wmf" xlink:type="simple" xlink:show="embed" xlink:actuate="onLoad"/></draw:frame></text:p>
      <text:p text:style-name="P3">This chapter specifies the object model for persistence capable classes. To the extent possible, the object model is the same as the Java object model. Differences between the Java object model and the JDO object model are highlighted.</text:p>
      <text:p text:style-name="P6"><draw:frame draw:style-name="fr2" draw:name="1" text:anchor-type="as-char" svg:width="2.7917in" svg:height="0.1346in" draw:z-index="0"><draw:image xlink:href="Pictures/2000000700000FB5000000C94FDA4EAC.wmf" xlink:type="simple" xlink:show="embed" xlink:actuate="onLoad"/></draw:frame></text:p>
      <text:h text:style-name="P13"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7"><text:soft-page-break/><draw:frame draw:style-name="fr2" draw:name="2" text:anchor-type="as-char" svg:width="6.5in" svg:height="0.1346in" draw:z-index="0"><draw:image xlink:href="Pictures/20000007000025F9000000C9F0140E06.wmf" xlink:type="simple" xlink:show="embed" xlink:actuate="onLoad"/></draw:frame></text:p>
      <text:p text:style-name="P1"><text:tab/>Figure 15.0<text:tab/>Instantiated persistent objects</text:p>
      <text:p text:style-name="P3"><draw:frame draw:style-name="fr1" draw:name="Frame1" text:anchor-type="paragraph" svg:x="-0.0008in" svg:y="-0.0008in" fo:min-width="0.0161in" draw:z-index="14"><draw:text-box fo:min-height="0.0161in"><text:p text:style-name="P8"><draw:frame draw:style-name="fr2" draw:name="3" text:anchor-type="as-char" svg:width="6.5in" svg:height="4.4374in" draw:z-index="0"><draw:image xlink:href="Pictures/2000017700002491000018FB77BEB5EF.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A6.1-1 [ There is no restriction on the types of non-persistent fields of persistence-capable classes.] These fields behave exactly as defined by the Java language. Persistent fields of persistence-capable classes have restrictions in JDO, based on the characteristics of the types of the fields in the class definition. </text:p>
      <text:p text:style-name="P6"><draw:frame draw:style-name="fr2" draw:name="4" text:anchor-type="as-char" svg:width="2.7917in" svg:height="0.1346in" draw:z-index="0"><draw:image xlink:href="Pictures/2000000700000FB5000000C94FDA4EAC.wmf" xlink:type="simple" xlink:show="embed" xlink:actuate="onLoad"/></draw:frame></text:p>
      <text:h text:style-name="P13"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A6.2-1 [private], A6.2-2 [public], A6.2-3 [protected], A6.2-4 [static], A6.2-5 [transient], A6.2-6 [abstract], A6.2-7 [final], A6.2-8 [synchronized], and A6.2-9 [volatile],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6"><draw:frame draw:style-name="fr2" draw:name="5" text:anchor-type="as-char" svg:width="2.7917in" svg:height="0.1346in" draw:z-index="0"><draw:image xlink:href="Pictures/2000000700000FB5000000C94FDA4EAC.wmf" xlink:type="simple" xlink:show="embed" xlink:actuate="onLoad"/></draw:frame></text:p>
      <text:h text:style-name="P13" text:outline-level="2">Architecture</text:h>
      <text:p text:style-name="P3">In Java, variables (including fields of classes) have types. Types are either primitive types or reference types. Reference types are either classes or interfaces. Arrays are treated as classes.</text:p>
      <text:p text:style-name="P3">An object is an instance of a specific class, determined when the instance is constructed. Instances may be assigned to variables if they are assignment compatible with the variable type. </text:p>
      <text:h text:style-name="P11" text:outline-level="4"><text:bookmark text:name="X-102010278"/><text:tab/><text:tab/>Persistence-capable</text:h>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h text:style-name="P11" text:outline-level="4"><text:tab/><text:tab/>First Class Objects and Second Class Objects</text:h>
      <text:p text:style-name="P3">A First Class Object (FCO) is an instance of a persistence-capable class that has a JDO Identity, can be stored in a datastore, and can be independently deleted and queried. A Second Class Object <text:soft-page-break/>(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Collection of instances of a persistence-capable class might not be stored in the datastore, but created when needed to represent the relationship in memory. At commit time, the memory artifact is discarded and the relationship is represented entirely by datastore relationships.</text:p>
      <text:h text:style-name="P11" text:outline-level="4"><text:bookmark text:name="X-102010279"/><text:tab/><text:tab/>First Class Objects</text:h>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h text:style-name="P11" text:outline-level="4"><text:tab/><text:tab/><text:bookmark text:name="R-1042264"/><text:bookmark text:name="R-1042264T"/>Second Class Objects<text:span text:style-name="T3">72</text:span></text:h>
      <text:p text:style-name="P3">Second Class Objects are either instances of immutable system classes (java.lang.Integer, java.lang.String, etc.), JDO implementation subclasses of mutable system classes that implement the functionality of their system class (java.util.Date, java.util.HashSet, etc.), or persistence-capable classes.</text:p>
      <text:p text:style-name="P3">A6.3-1 [ Second Class Objects of mutable system classes and persistence-capable classes track changes made to them, and notify their owning FCO that they have changed.] The change is reflected as a change to the owning FCO (e.g. the owning instance might change state from persistent-clean to persistent-dirty). They are stored in the datastore only as part of a FCO. A6.3-2 [ They do not support uniquing, and the Java object identity of the values of the persistent fields containing them is lost when the owning FCO is flushed to the datastore.] They are passed as arguments by reference.</text:p>
      <text:p text:style-name="P3">SCO fields must be explicitly or by default identified in the metadata as embedded. If a field, or an element of a collection or a map key or value is identified as embedded (embedded-element, embedded-key, or embedded-value) then any instances so identified in the collection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A6.3-3 [ It is possible for an application to assign the same instance of a mutable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 </text:p>
      <text:p text:style-name="P3">When an FCO is instantiated in the JVM by a JDO implementation, and an embedded field of a mutable type is accessed, the JDO implementation assigns to these fields a new instance that tracks changes made to itself, and notifies the owning FCO of the change. Similarly, when an FCO is made persistent, either by being the parameter of makePersistent or makePersistentAll or <text:soft-page-break/>by being reachable from a parameter of makePersistent or makePersistentAll at the time of the execution of the makePersistent or makePersistentAll method call, the JDO implementation replaces the field values of mutable SCO types with instances of JDO implementation subclasses of the mutable system types.</text:p>
      <text:p text:style-name="P3">Therefore, the application cannot assume that it knows the actual class of instances assigned to SCO fields, although A6.3-4 [ it is guaranteed that the actual class is assignment compatible with the type.]</text:p>
      <text:p text:style-name="P3">There are few differences visible to the application between a field mapped to an FCO and an SCO. One difference is in sharing. A6.3-5 [ If an FCO1 is assigned to a persistent field in FCO2 and FCO3, then any changes at any time to instance FCO1 will be visible from FCO2 and FCO3.] </text:p>
      <text:p text:style-name="P3">A6.3-6 [ 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h text:style-name="P11" text:outline-level="4"><text:tab/><text:tab/>Arrays</text:h>
      <text:p text:style-name="P3">A6.3-8 [ Arrays are system-defined classes that do not necessarily have any JDO Identity of their own, and support by a JDO implementation is optional. If an implementation supports them, A6.3-7 [ they might be stored in the datastore as part of an FCO]. They do not support uniquing, and the Java object identity of the values of the persistent fields containing them is lost when the owning FCO is flushed to the datastore.] They are passed as arguments by reference.</text:p>
      <text:p text:style-name="P3">Tracking changes to Arrays is not required to be done by a JDO implementation. If an Array owned by an FCO is changed, then the changes might not be flushed to the datastore. Portable applications must not require that these changes be tracked. In order for changes to arrays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Arrays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3">A6.3-10 [ It is possible for an application to assign the same instance of an Array to multiple FCOs], but after the FCO is flushed to the datastore, the Java object identity of the Array might change.</text:p>
      <text:p text:style-name="P3">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A6.3-11 [ it is guaranteed that the actual value is the same as the value stored].</text:p>
      <text:h text:style-name="P11" text:outline-level="4"><text:tab/><text:tab/>Primitives</text:h>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h text:style-name="P11" text:outline-level="4"><text:tab/><text:tab/>Interfaces</text:h>
      <text:p text:style-name="P3">Interfaces are types whose values may be instances of any class that declare that they implement that interface. </text:p>
      <text:p text:style-name="P6"><draw:frame draw:style-name="fr2" draw:name="6" text:anchor-type="as-char" svg:width="2.7917in" svg:height="0.1346in" draw:z-index="0"><draw:image xlink:href="Pictures/2000000700000FB5000000C94FDA4EAC.wmf" xlink:type="simple" xlink:show="embed" xlink:actuate="onLoad"/></draw:frame></text:p>
      <text:h text:style-name="P13" text:outline-level="2">Field types of persistence-capable classes</text:h>
      <text:h text:style-name="P9" text:outline-level="3">Nontransactional non-persistent fields</text:h>
      <text:p text:style-name="P3">A6.4.1-1 [ There are no restrictions on the types of nontransactional non-persistent fields.] These fields are managed entirely by the application, not by the JDO implementation. A6.4.1-2 [ Their state is not preserved by the JDO implementation], although A6.4.1-3 [ they might be modified during execution of user-written callbacks defined in interface <text:span text:style-name="T1">InstanceCallbacks</text:span> at specific points in the life cycle], or A6.4.1-4 [ any time during the instance’s existence in the JVM]. </text:p>
      <text:h text:style-name="P10" text:outline-level="3">Transactional non-persistent fields</text:h>
      <text:p text:style-name="P3"><text:bookmark text:name="R-1089436"/><text:bookmark text:name="R-1089436T"/>A6.4.2-1 [ There are no restrictions on the types of transactional non-persistent fields.] These fields are partly managed by the JDO implementation. Their state is preserved and restored by the JDO implementation during certain state transitions. <text:span text:style-name="T3">74</text:span></text:p>
      <text:h text:style-name="P10" text:outline-level="3"><text:bookmark text:name="R-1045043"/>Persistent fields<text:span text:style-name="T3">74</text:span></text:h>
      <text:h text:style-name="P12" text:outline-level="4"><text:tab/><text:tab/>Precision of fields</text:h>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h text:style-name="P11" text:outline-level="4"><text:soft-page-break/><text:tab/><text:tab/>Primitive types</text:h>
      <text:p text:style-name="P3">JDO implementations must support fields of any of the primitive types </text:p>
      <text:p text:style-name="P2">•<text:span text:style-name="T2"><text:tab/></text:span>A6.4.3-1 [ <text:span text:style-name="T1">boolean</text:span>], A6.4.3-2 [ <text:span text:style-name="T1">byte</text:span>], A6.4.3-3 [ <text:span text:style-name="T1">short</text:span>], A6.4.3-4 [ <text:span text:style-name="T1">int</text:span>], A6.4.3-5 [ <text:span text:style-name="T1">long</text:span>], A6.4.3-6 [ <text:span text:style-name="T1">char</text:span>], A6.4.3-7 [ <text:span text:style-name="T1">float</text:span>], and A6.4.3-8 [ <text:span text:style-name="T1">double</text:span>]. </text:p>
      <text:p text:style-name="P3">Primitive values are stored in the datastore associated with their owning FCO. They have no JDO Identity.</text:p>
      <text:h text:style-name="P11" text:outline-level="4"><text:tab/><text:tab/>Immutable Object Class types</text:h>
      <text:p text:style-name="P3">JDO implementations must support fields that reference instances of immutable object classes, and may choose to support these instances as SCOs or FCOs: </text:p>
      <text:p text:style-name="P2">•<text:tab/>package <text:span text:style-name="T1">java.lang: </text:span>A6.4.3-9 [ <text:span text:style-name="T1">Boolean</text:span>], A6.4.3-10 [ <text:span text:style-name="T1">Character</text:span>], A6.4.3-11 [ <text:span text:style-name="T1">Byte</text:span>], A6.4.3-12 [ <text:span text:style-name="T1">Short</text:span>], A6.4.3-13 [ <text:span text:style-name="T1">Integer</text:span>], A6.4.3-14 [ <text:span text:style-name="T1">Long</text:span>], A6.4.3-15 [ <text:span text:style-name="T1">Float</text:span>], A6.4.3-16 [ <text:span text:style-name="T1">Double</text:span>], and A6.4.3-17 [ <text:span text:style-name="T1">String</text:span>]; </text:p>
      <text:p text:style-name="P2">•<text:tab/>package <text:span text:style-name="T1">java.util: Locale</text:span>], <text:span text:style-name="T1">Currency</text:span>]<text:span text:style-name="T1">.</text:span></text:p>
      <text:p text:style-name="P2">•<text:tab/>package <text:span text:style-name="T1">java.math</text:span>: A6.4.3-19 [ <text:span text:style-name="T1">BigDecimal</text:span>], A6.4.3-20 [ <text:span text:style-name="T1">BigInteger</text:span>]. </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h text:style-name="P11" text:outline-level="4"><text:tab/><text:tab/>Mutable Object Class types</text:h>
      <text:p text:style-name="P3">JDO implementations must support fields that reference instances of the following mutable object classes, and may choose to support these instances as SCOs or FCOs: </text:p>
      <text:p text:style-name="P2">•<text:tab/>package <text:span text:style-name="T1">java.util</text:span>: A6.4.3-21 [<text:span text:style-name="T1">Date</text:span>], A6.4.3-22 [<text:span text:style-name="T1">HashSet</text:span>], A6.4.3-24 [<text:span text:style-name="T1">HashMap</text:span>]<text:span text:style-name="T1">, </text:span>A6.4.3-25 [<text:span text:style-name="T1">Hashtable</text:span>]<text:span text:style-name="T1">, LinkedHashMap</text:span>]<text:span text:style-name="T1">, LinkedHashSet</text:span>]. </text:p>
      <text:p text:style-name="P3">JDO implementations may optionally support fields that reference instances of the following mutable object classes, and may choose to support these instances as SCOs or FCOs: </text:p>
      <text:p text:style-name="P2">•<text:tab/>package <text:span text:style-name="T1">java.util:</text:span>A6.4.3-23 [<text:span text:style-name="T1">ArrayList</text:span>], A6.4.3-26 [<text:span text:style-name="T1">LinkedList</text:span>], A6.4.3-27 [<text:span text:style-name="T1">TreeMap</text:span>], A6.4.3-28 [<text:span text:style-name="T1">TreeSet</text:span>], and A6.4.3-29 [<text:span text:style-name="T1">Vector</text:span>]. </text:p>
      <text:p text:style-name="P3">Because the treatment of these fields may be as SCO, the behavior of these mutable object classes when used in a persistent instance is not identical to their behavior in a transient instance. </text:p>
      <text:p text:style-name="P3">Portable JDO applications must not depend on whether instances of these classes referenced by fields are treated as SCOs or FCOs.</text:p>
      <text:h text:style-name="P11" text:outline-level="4"><text:tab/><text:tab/>Persistence-capable Class types</text:h>
      <text:p text:style-name="P3">A6.4.3-30 [JDO implementations must support references to FCO instances of persistence-capable classes] and are permitted, but not required, to support references to SCO instances of persistence-capable classes.</text:p>
      <text:p text:style-name="P3">Portable JDO applications must not depend on whether these fields are treated as SCOs or FCOs.</text:p>
      <text:h text:style-name="P11" text:outline-level="4"><text:bookmark text:name="X-102010282"/><text:soft-page-break/><text:tab/><text:tab/>Object Class type</text:h>
      <text:p text:style-name="P3">A6.4.3-31 [JDO implementations must support fields of <text:span text:style-name="T1">Object</text:span> class type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p>
      <text:p text:style-name="P3">Portable JDO applications must not depend on whether these fields are treated as SCOs or FCOs.</text:p>
      <text:h text:style-name="P11" text:outline-level="4"><text:bookmark text:name="X-102010281"/><text:tab/><text:tab/>Collection Interface types</text:h>
      <text:p text:style-name="P3">A6.4.3-32 [JDO implementations must support fields of interface types, and may choose to support them as SCOs or FCOs]: package <text:span text:style-name="T1">java.util</text:span>: A6.4.3-33 [<text:span text:style-name="T1">Collection</text:span>], A6.4.3-35 [<text:span text:style-name="T1">Map</text:span>], A6.4.3-34 [<text:span text:style-name="T1">Set</text:span>], and A6.4.3-36 [<text:span text:style-name="T1">List</text:span>]. <text:span text:style-name="T1">Collection, Map,</text:span> and <text:span text:style-name="T1">Set</text:span> are required; <text:span text:style-name="T1">List</text:span> is optional.</text:p>
      <text:p text:style-name="P3">Portable JDO applications must not depend on whether these fields are treated as SCOs or FCOs.</text:p>
      <text:h text:style-name="P11" text:outline-level="4"><text:tab/><text:tab/>Other Interface types</text:h>
      <text:p text:style-name="P3">A6.4.3-37 [JDO implementations must support fields of interface types other than <text:span text:style-name="T1">Collection</text:span>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p>
      <text:p text:style-name="P3">Portable JDO applications must treat these fields as FCOs.</text:p>
      <text:h text:style-name="P11" text:outline-level="4"><text:bookmark text:name="X-102009040"/><text:tab/><text:tab/>Arrays</text:h>
      <text:p text:style-name="P3">A6.4.3-39 [JDO implementations may optionally support fields of array types], and may choose to support them as SCOs or FCOs. A6.4.3-38 [If Arrays are supported by JDO implementations, they are permitted, but not required, to track changes made to Arrays that are fields of persistence capable classes in the methods of the classes.] They need not track changes made to Arrays that are passed by reference as arguments to methods, including methods of persistence-capable classes.</text:p>
      <text:p text:style-name="P3">Portable JDO applications must not depend on whether these fields are treated as SCOs or FCOs.</text:p>
      <text:h text:style-name="P11" text:outline-level="4"><text:bookmark text:name="X-102006911"/><text:tab/><text:tab/>Enums</text:h>
      <text:p text:style-name="P3">JDO implementations that support Java 5 must support fields of <text:span text:style-name="T1">enum</text:span> types and collections of as <text:span text:style-name="T1">enum</text:span> types identified above and optionally arrays of <text:span text:style-name="T1">enum</text:span> types. If arrays are supported, arrays of <text:span text:style-name="T1">enums</text:span> must be supported.</text:p>
      <text:p text:style-name="P3">Portable JDO applications must not depend on whether these fields are treated as SCOs or FCOs.</text:p>
      <text:h text:style-name="P10"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0" text:outline-level="3"><text:soft-page-break/>Complex enum types</text:h>
      <text:p text:style-name="P3">Complex enum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enum types are not persistent.</text:p>
      <text:p text:style-name="P6"><draw:frame draw:style-name="fr2" draw:name="7" text:anchor-type="as-char" svg:width="2.7917in" svg:height="0.1346in" draw:z-index="0"><draw:image xlink:href="Pictures/2000000700000FB5000000C94FDA4EAC.wmf" xlink:type="simple" xlink:show="embed" xlink:actuate="onLoad"/></draw:frame></text:p>
      <text:h text:style-name="P13" text:outline-level="2">Inheritance</text:h>
      <text:p text:style-name="P3">A6.5-1 [A class might be persistence-capable even if its superclass is not persistence-capable.] This allows users to extend classes that were not designed to be persistence-capable. A6.5-2 [If a class is persistence-capable, then its subclasses might or might not be persistence-capable themselves.] </text:p>
      <text:p text:style-name="P3">Further, A6.5-3 [subclasses of such classes that are not persistence-capable might be persistence-capable. That is, it is possible for some classes in the inheritance hierarchy to be persistence-capable and some not persistence-capable.]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A6.5-4 [Fields identified as persistent in persistence-capable classes will be persistent in subclasses]; A6.5-5 [fields identified as transactional in persistence-capable classes will be transactional in subclasses]; and A6.5-6 [fields identified as non-persistent in persistence-capable classes will be non-persistent in subclasses]. </text:p>
      <text:p text:style-name="P3">Of course, A6.5-7 [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inheritance: </text:p>
      <text:p text:style-name="P3">Key fields may be declared only in abstract superclasses and least-derived concrete classes in inheritance hierarchies. Key fields declared in these classes must also be declared in the corresponding objectid classes, and the objectid classes must form an inheritance hierarchy <text:soft-page-break/>corresponding to the inheritance hierarchy of the persistence-capable classes. A persistence-capable class can only have one concrete objectid class anywhere in its inheritance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inheritance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text:a xlink:type="simple" xlink:href="#R-1026380">Skip to </text:a><text:a xlink:type="simple" xlink:href="#R-1026380"><text:bookmark-ref text:reference-format="text" text:ref-name="-1026380N">Error: Reference source not found</text:bookmark-ref></text:a><text:a xlink:type="simple" xlink:href="#R-1026380"> JDOHelper.</text:a> </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23:19.44</meta:creation-date>
    <meta:editing-duration>PT5M40S</meta:editing-duration>
    <meta:generator>OpenOffice.org/3.4$Win32 OpenOffice.org_project/340m1$Build-9590</meta:generator>
    <dc:title>JDO_Chapter</dc:title>
    <dc:date>2012-07-09T20:31:51.92</dc:date>
    <meta:document-statistic meta:table-count="0" meta:image-count="8" meta:object-count="0" meta:page-count="10" meta:paragraph-count="125" meta:word-count="3833" meta:character-count="246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